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B2000001A4D325055C2CC873C7.png" manifest:media-type="image/png"/>
  <manifest:file-entry manifest:full-path="Pictures/10000000000005D4000001D37B2D3C3547CD9CD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monospaced for SAP" svg:font-family="'Arial monospaced for SAP'" style:font-family-generic="modern" style:font-pitch="fixed"/>
    <style:font-face style:name="Arial monospaced for SAP1" svg:font-family="'Arial monospaced for SAP'" style:font-pitch="fixed"/>
    <style:font-face style:name="Arial monospaced for SAP2" svg:font-family="'Arial monospaced for SAP'" style:font-family-generic="modern" style:font-pitch="variable"/>
    <style:font-face style:name="Arial monospaced for SAP3" svg:font-family="'Arial monospaced for SAP'" style:font-family-generic="modern"/>
    <style:font-face style:name="Calibri" svg:font-family="Calibri" style:font-pitch="fixed"/>
    <style:font-face style:name="Calibri1" svg:font-family="Calibri" style:font-family-generic="modern"/>
    <style:font-face style:name="Calibri2" svg:font-family="Calibri" style:font-pitch="variable"/>
    <style:font-face style:name="Calibri3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28cm" fo:padding-bottom="0.128cm" fo:padding-left="0.256cm" fo:padding-right="0.25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elfolie-note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28cm" fo:padding-bottom="0.128cm" fo:padding-left="0.256cm" fo:padding-right="0.25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el_20_und_20_Inhalt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Inhalt-notes">
      <style:graphic-properties draw:fill-color="#ffffff" fo:min-height="12.572cm"/>
      <style:paragraph-properties style:writing-mode="lr-tb"/>
    </style:style>
    <style:style style:name="pr8" style:family="presentation" style:parent-style-name="Titel_20_und_20_Inhalt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el_20_und_20_Inhal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Zwei_20_Inhalte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Zwei_20_Inhalte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Zwei_20_Inhalte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Zwei_20_Inhalte-notes">
      <style:graphic-properties draw:fill-color="#ffffff" fo:min-height="12.79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 fo:hyphenate="false"/>
    </style:style>
    <style:style style:name="P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3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 fo:hyphenate="false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3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48pt" fo:letter-spacing="normal" fo:language="de" fo:country="AT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36pt" fo:letter-spacing="normal" fo:language="de" fo:country="AT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32pt" fo:letter-spacing="normal" fo:language="de" fo:country="AT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Times New Roman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7a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9cm" text:min-label-width="0.9cm"/>
        <style:text-properties fo:color="#f7a6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ehrveranstaltung&#10;WS 2020/21&#10;&#10;Elektronik und Computer Engineeri" draw:style-name="dp1" draw:master-page-name="Titelfolie" presentation:presentation-page-layout-name="AL1T0">
        <draw:frame draw:name="Rectangle 2" presentation:style-name="pr1" draw:text-style-name="P2" draw:layer="layout" svg:width="23.878cm" svg:height="4.082cm" svg:x="0.771cm" svg:y="3.894cm" presentation:class="title" presentation:user-transformed="true">
          <draw:text-box>
            <text:p text:style-name="P1"><text:span text:style-name="T1">BA Seminar</text:span><text:span text:style-name="T1"><text:line-break/></text:span><text:span text:style-name="T1">s</text:span><text:span text:style-name="T2">S 2022</text:span><text:span text:style-name="T1"><text:line-break/></text:span><text:span text:style-name="T1"><text:line-break/></text:span><text:span text:style-name="T3">Elektronik und Computer Engineering</text:span><text:span text:style-name="T1"><text:line-break/></text:span><text:span text:style-name="T4">Florian Zwittnigg</text:span></text:p>
          </draw:text-box>
        </draw:frame>
        <draw:frame draw:name="Rectangle 3" presentation:style-name="pr2" draw:text-style-name="P4" draw:layer="layout" svg:width="23.878cm" svg:height="4.867cm" svg:x="0.771cm" svg:y="12.405cm" presentation:class="subtitle" presentation:user-transformed="true">
          <draw:text-box>
            <text:p text:style-name="P3"><text:span text:style-name="T5"/></text:p>
            <text:p text:style-name="P3"><text:span text:style-name="T5"/></text:p>
            <text:p text:style-name="P3"><text:span text:style-name="T5">Determining the internal resistance</text:span><text:span text:style-name="T5"><text:line-break/></text:span><text:span text:style-name="T5">of a lithium ion battery</text:span></text:p>
          </draw:text-box>
        </draw:frame>
        <presentation:notes draw:style-name="dp2">
          <draw:frame draw:name="Rectangle 7" presentation:style-name="pr3" draw:text-style-name="P6" draw:layer="layout" svg:width="8.55cm" svg:height="1.419cm" svg:x="11.165cm" svg:y="27.005cm" presentation:class="page-number" presentation:user-transformed="true">
            <draw:text-box>
              <text:p text:style-name="P5"><text:span text:style-name="T6"><text:page-number>&lt;number&gt;</text:page-number></text:span></text:p>
            </draw:text-box>
          </draw:frame>
          <draw:page-thumbnail draw:name="Rectangle 2" draw:style-name="gr1" draw:layer="layout" svg:width="14.216cm" svg:height="10.662cm" svg:x="2.752cm" svg:y="2.134cm" draw:page-number="1" presentation:class="page"/>
          <draw:frame draw:name="Rectangle 3" presentation:style-name="pr4" draw:text-style-name="P7" draw:layer="layout" svg:width="15.774cm" svg:height="12.785cm" svg:x="1.973cm" svg:y="13.5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el_20_und_20_Inhalt" presentation:presentation-page-layout-name="AL2T11">
        <draw:frame draw:name="Titel 2" presentation:style-name="pr5" draw:text-style-name="P9" draw:layer="layout" svg:width="23.894cm" svg:height="3.174cm" svg:x="0.75cm" svg:y="3.029cm" presentation:class="title" presentation:user-transformed="true">
          <draw:text-box>
            <text:p text:style-name="P8">Lithium Ion Battery general information</text:p>
          </draw:text-box>
        </draw:frame>
        <draw:frame draw:name="Inhaltsplatzhalter 1" presentation:style-name="pr6" draw:text-style-name="P10" draw:layer="layout" svg:width="23.9cm" svg:height="10.412cm" svg:x="0.75cm" svg:y="6.511cm" presentation:class="outline" presentation:user-transformed="true">
          <draw:text-box>
            <text:list text:style-name="L5">
              <text:list-item>
                <text:p>Build of a Lithium Ion Battery</text:p>
              </text:list-item>
              <text:list-item>
                <text:p>Aging Process</text:p>
              </text:list-item>
              <text:list-item>
                <text:p>Meaning of the internal resistance</text:p>
              </text:list-item>
              <text:list-item>
                <text:p>Calorimetric Measurement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draw:frame draw:name="Titel 1" presentation:style-name="pr8" draw:text-style-name="P9" draw:layer="layout" svg:width="23.894cm" svg:height="3.174cm" svg:x="0.75cm" svg:y="3.029cm" presentation:class="title" presentation:user-transformed="true">
          <draw:text-box>
            <text:p text:style-name="P8">Methods to determine the internal resistance of a Lithium Ion battery</text:p>
          </draw:text-box>
        </draw:frame>
        <draw:frame draw:name="Inhaltsplatzhalter 2" presentation:style-name="pr9" draw:text-style-name="P10" draw:layer="layout" svg:width="23.9cm" svg:height="10.412cm" svg:x="0.75cm" svg:y="6.511cm" presentation:class="outline" presentation:user-transformed="true">
          <draw:text-box>
            <text:list text:style-name="L5">
              <text:list-item>
                <text:p>Hybrid Pulse Power Characterization (HPPC)</text:p>
              </text:list-item>
              <text:list-item>
                <text:p>Galvanostatic Intermittent Titration Technique (GITT)</text:p>
              </text:list-item>
              <text:list-item>
                <text:p>Electrochemical Impedance Spectroscopy (EIS)</text:p>
              </text:list-item>
              <text:list-item>
                <text:p>Calorimetric Measurement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draw:frame draw:name="Titel 3" presentation:style-name="pr10" draw:text-style-name="P9" draw:layer="layout" svg:width="23.894cm" svg:height="3.174cm" svg:x="0.75cm" svg:y="3.029cm" presentation:class="title" presentation:user-transformed="true">
          <draw:text-box>
            <text:p text:style-name="P8">Modeling Simulink</text:p>
          </draw:text-box>
        </draw:frame>
        <draw:frame draw:name="Inhaltsplatzhalter 3" presentation:style-name="pr11" draw:text-style-name="P10" draw:layer="layout" svg:width="23.9cm" svg:height="10.412cm" svg:x="0.75cm" svg:y="6.511cm" presentation:class="outline" presentation:user-transformed="true">
          <draw:text-box>
            <text:list text:style-name="L5">
              <text:list-item>
                <text:p>Model</text:p>
              </text:list-item>
              <text:list-item>
                <text:p>Data Evaluation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Zwei_20_Inhalte" presentation:presentation-page-layout-name="AL3T3">
        <draw:frame draw:name="Titel 4" presentation:style-name="pr12" draw:text-style-name="P9" draw:layer="layout" svg:width="23.894cm" svg:height="3.174cm" svg:x="0.75cm" svg:y="3.029cm" presentation:class="title" presentation:placeholder="true" presentation:user-transformed="true">
          <draw:text-box/>
        </draw:frame>
        <draw:frame draw:name="Inhaltsplatzhalter 5" presentation:style-name="pr13" draw:text-style-name="P12" draw:layer="layout" svg:width="11.738cm" svg:height="10.719cm" svg:x="0.75cm" svg:y="6.204cm" presentation:class="outline" presentation:placeholder="true" presentation:user-transformed="true">
          <draw:text-box/>
        </draw:frame>
        <draw:frame draw:name="Inhaltsplatzhalter 6" presentation:style-name="pr14" draw:text-style-name="P12" draw:layer="layout" svg:width="11.738cm" svg:height="10.719cm" svg:x="12.912cm" svg:y="6.204cm" presentation:class="outline" presentation:placeholder="true" presentation:user-transformed="true">
          <draw:text-box/>
        </draw:frame>
        <presentation:notes draw:style-name="dp5">
          <draw:page-thumbnail draw:style-name="gr1" draw:layer="layout" svg:width="14.212cm" svg:height="10.659cm" svg:x="2.753cm" svg:y="2.16cm" draw:page-number="5" presentation:class="page"/>
          <draw:frame presentation:style-name="pr15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monospaced for SAP" svg:font-family="'Arial monospaced for SAP'" style:font-family-generic="modern" style:font-pitch="fixed"/>
    <style:font-face style:name="Arial monospaced for SAP1" svg:font-family="'Arial monospaced for SAP'" style:font-pitch="fixed"/>
    <style:font-face style:name="Arial monospaced for SAP2" svg:font-family="'Arial monospaced for SAP'" style:font-family-generic="modern" style:font-pitch="variable"/>
    <style:font-face style:name="Arial monospaced for SAP3" svg:font-family="'Arial monospaced for SAP'" style:font-family-generic="modern"/>
    <style:font-face style:name="Calibri" svg:font-family="Calibri" style:font-pitch="fixed"/>
    <style:font-face style:name="Calibri1" svg:font-family="Calibri" style:font-family-generic="modern"/>
    <style:font-face style:name="Calibri2" svg:font-family="Calibri" style:font-pitch="variable"/>
    <style:font-face style:name="Calibri3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AT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4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monospaced for SAP" fo:font-family="'Arial monospaced for SAP'" style:font-family-generic="modern" style:font-pitch="fixed" fo:font-size="16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6pt" style:font-style-asian="normal" style:font-weight-asian="normal" style:font-name-complex="Times New Roman" style:font-family-complex="'Times New Roman'" style:font-family-generic-complex="roman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4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monospaced for SAP" fo:font-family="'Arial monospaced for SAP'" style:font-family-generic="modern" style:font-pitch="fixed" fo:font-size="16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6pt" style:font-style-asian="normal" style:font-weight-asian="normal" style:font-name-complex="Times New Roman" style:font-family-complex="'Times New Roman'" style:font-family-generic-complex="roman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4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monospaced for SAP" fo:font-family="'Arial monospaced for SAP'" style:font-family-generic="modern" style:font-pitch="fixed" fo:font-size="16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6pt" style:font-style-asian="normal" style:font-weight-asian="normal" style:font-name-complex="Times New Roman" style:font-family-complex="'Times New Roman'" style:font-family-generic-complex="roman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bfbfb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84cm, 29.957cm, 3.402cm, 7.746cm)" draw:image-opacity="100%" style:mirror="horizontal"/>
    </style:style>
    <style:style style:name="Mgr6" style:family="graphic" style:parent-style-name="standard">
      <style:graphic-properties draw:stroke="none" svg:stroke-width="0.071cm" svg:stroke-linecap="butt" draw:fill="solid" draw:fill-color="#10b0c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9" style:family="presentation" style:parent-style-name="Zwei_20_Inhalt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0b0ca"/>
      <style:paragraph-properties fo:text-align="center" style:font-independent-line-spacing="true"/>
      <style:text-properties fo:font-size="16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32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2" style:family="paragraph">
      <style:paragraph-properties fo:margin-left="1.27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top="0.078cm" fo:margin-bottom="0cm" fo:line-height="90%" fo:text-align="end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20" style:family="paragraph">
      <style:paragraph-properties fo:margin-left="5.1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40pt" fo:letter-spacing="normal" fo:language="de" fo:country="DE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AT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7a6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f7a600" fo:font-size="100%"/>
      </text:list-level-style-number>
      <text:list-level-style-number text:level="2" style:num-format="">
        <style:list-level-properties text:space-before="1.5cm" text:min-label-width="0.9cm"/>
        <style:text-properties fo:color="#f7a6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f7a600" fo:font-size="100%"/>
      </text:list-level-style-number>
      <text:list-level-style-number text:level="2" style:num-format="">
        <style:list-level-properties text:space-before="1.5cm" text:min-label-width="0.9cm"/>
        <style:text-properties fo:color="#f7a600" fo:font-size="100%"/>
      </text:list-level-style-number>
      <text:list-level-style-number text:level="3" style:num-format="">
        <style:list-level-properties text:space-before="2.8cm" text:min-label-width="0.8cm"/>
        <style:text-properties fo:color="#f7a6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f7a600" fo:font-size="100%"/>
      </text:list-level-style-number>
      <text:list-level-style-number text:level="2" style:num-format="">
        <style:list-level-properties text:space-before="1.5cm" text:min-label-width="0.9cm"/>
        <style:text-properties fo:color="#f7a600" fo:font-size="100%"/>
      </text:list-level-style-number>
      <text:list-level-style-number text:level="3" style:num-format="">
        <style:list-level-properties text:space-before="2.8cm" text:min-label-width="0.8cm"/>
        <style:text-properties fo:color="#f7a600" fo:font-size="100%"/>
      </text:list-level-style-number>
      <text:list-level-style-number text:level="4" style:num-format="">
        <style:list-level-properties text:space-before="4.2cm" text:min-label-width="0.6cm"/>
        <style:text-properties fo:color="#f7a6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f7a600" fo:font-size="100%"/>
      </text:list-level-style-number>
      <text:list-level-style-number text:level="2" style:num-format="">
        <style:list-level-properties text:space-before="1.5cm" text:min-label-width="0.9cm"/>
        <style:text-properties fo:color="#f7a600" fo:font-size="100%"/>
      </text:list-level-style-number>
      <text:list-level-style-number text:level="3" style:num-format="">
        <style:list-level-properties text:space-before="2.8cm" text:min-label-width="0.8cm"/>
        <style:text-properties fo:color="#f7a600" fo:font-size="100%"/>
      </text:list-level-style-number>
      <text:list-level-style-number text:level="4" style:num-format="">
        <style:list-level-properties text:space-before="4.2cm" text:min-label-width="0.6cm"/>
        <style:text-properties fo:color="#f7a600" fo:font-size="100%"/>
      </text:list-level-style-number>
      <text:list-level-style-number text:level="5" style:num-format="">
        <style:list-level-properties text:space-before="5.4cm" text:min-label-width="0.6cm"/>
        <style:text-properties fo:color="#f7a6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line draw:name="Gerade Verbindung 13" draw:style-name="Mgr3" draw:text-style-name="MP5" draw:layer="backgroundobjects" svg:x1="0.987cm" svg:y1="17.533cm" svg:x2="24.385cm" svg:y2="17.534cm">
        <text:p/>
      </draw:line>
      <draw:line draw:name="Gerade Verbindung 13" draw:style-name="Mgr3" draw:text-style-name="MP5" draw:layer="backgroundobjects" svg:x1="0.987cm" svg:y1="17.533cm" svg:x2="24.385cm" svg:y2="17.534cm">
        <text:p/>
      </draw:line>
      <draw:frame draw:name="Grafik 7" draw:style-name="Mgr4" draw:text-style-name="MP5" draw:layer="backgroundobjects" svg:width="6.894cm" svg:height="2.157cm" svg:x="17.839cm" svg:y="0.585cm">
        <draw:image xlink:href="Pictures/10000000000005D4000001D37B2D3C3547CD9CDD.png" xlink:type="simple" xlink:show="embed" xlink:actuate="onLoad" draw:mime-type="image/png">
          <text:p/>
        </draw:image>
      </draw:frame>
      <draw:frame draw:name="Grafik 8" draw:style-name="Mgr5" draw:text-style-name="MP5" draw:layer="backgroundobjects" svg:width="0.201cm" svg:height="1.729cm" svg:x="0.751cm" svg:y="0.635cm">
        <draw:image xlink:href="Pictures/10000000000005B2000001A4D325055C2CC873C7.png" xlink:type="simple" xlink:show="embed" xlink:actuate="onLoad" draw:mime-type="image/png">
          <text:p/>
        </draw:image>
      </draw:frame>
      <draw:custom-shape draw:name="Rechteck 4" draw:style-name="Mgr6" draw:text-style-name="MP6" draw:layer="backgroundobjects" svg:width="25.399cm" svg:height="15.483cm" svg:x="0cm" svg:y="3.0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23.878cm" svg:height="4.082cm" svg:x="0.771cm" svg:y="3.894cm" presentation:class="title" presentation:user-transformed="true">
        <draw:text-box>
          <text:p text:style-name="MP7"><text:span text:style-name="MT1">Titelmasterformat durch Klicken bearbeiten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line draw:name="Gerade Verbindung 13" draw:style-name="Mgr3" draw:text-style-name="MP5" draw:layer="backgroundobjects" svg:x1="0.987cm" svg:y1="17.533cm" svg:x2="24.385cm" svg:y2="17.534cm">
        <text:p/>
      </draw:line>
      <draw:line draw:name="Gerade Verbindung 13" draw:style-name="Mgr3" draw:text-style-name="MP5" draw:layer="backgroundobjects" svg:x1="0.987cm" svg:y1="17.533cm" svg:x2="24.385cm" svg:y2="17.534cm">
        <text:p/>
      </draw:line>
      <draw:frame draw:name="Grafik 7" draw:style-name="Mgr4" draw:text-style-name="MP5" draw:layer="backgroundobjects" svg:width="6.894cm" svg:height="2.157cm" svg:x="17.839cm" svg:y="0.585cm">
        <draw:image xlink:href="Pictures/10000000000005D4000001D37B2D3C3547CD9CDD.png" xlink:type="simple" xlink:show="embed" xlink:actuate="onLoad" draw:mime-type="image/png">
          <text:p/>
        </draw:image>
      </draw:frame>
      <draw:frame draw:name="Grafik 8" draw:style-name="Mgr5" draw:text-style-name="MP5" draw:layer="backgroundobjects" svg:width="0.201cm" svg:height="1.729cm" svg:x="0.751cm" svg:y="0.635cm">
        <draw:image xlink:href="Pictures/10000000000005B2000001A4D325055C2CC873C7.png" xlink:type="simple" xlink:show="embed" xlink:actuate="onLoad" draw:mime-type="image/png">
          <text:p/>
        </draw:image>
      </draw:frame>
      <draw:frame draw:name="Titel 1" presentation:style-name="Mpr4" draw:text-style-name="MP10" draw:layer="backgroundobjects" svg:width="23.894cm" svg:height="3.174cm" svg:x="0.75cm" svg:y="3.029cm" presentation:class="title" presentation:user-transformed="true">
        <draw:text-box>
          <text:p text:style-name="MP9"><text:span text:style-name="MT2">Titelmasterformat durch Klicken bearbeiten</text:span></text:p>
        </draw:text-box>
      </draw:frame>
      <draw:frame draw:name="Inhaltsplatzhalter 2" presentation:style-name="Mpr5" draw:text-style-name="MP16" draw:layer="backgroundobjects" svg:width="23.9cm" svg:height="10.412cm" svg:x="0.75cm" svg:y="6.511cm" presentation:class="outline" presentation:user-transformed="true">
        <draw:text-box>
          <text:p text:style-name="MP11"><text:span text:style-name="MT3">Textmasterformat </text:span><text:span text:style-name="MT3">bearbeiten</text:span></text:p>
          <text:p text:style-name="MP12"><text:span text:style-name="MT3">Zweite Ebene</text:span></text:p>
          <text:p text:style-name="MP13"><text:span text:style-name="MT4">Dritte Ebene</text:span></text:p>
          <text:p text:style-name="MP14"><text:span text:style-name="MT4">Vierte Ebene</text:span></text:p>
          <text:p text:style-name="MP15"><text:span text:style-name="MT4">Fünfte Ebene</text:span></text:p>
        </draw:text-box>
      </draw:frame>
      <draw:frame draw:name="Foliennummernplatzhalter 8" presentation:style-name="Mpr6" draw:text-style-name="MP18" draw:layer="backgroundobjects" svg:width="5.926cm" svg:height="1.013cm" svg:x="18.718cm" svg:y="17.657cm" presentation:class="page-number" presentation:user-transformed="true">
        <draw:text-box>
          <text:p text:style-name="MP1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line draw:name="Gerade Verbindung 13" draw:style-name="Mgr3" draw:text-style-name="MP5" draw:layer="backgroundobjects" svg:x1="0.987cm" svg:y1="17.533cm" svg:x2="24.385cm" svg:y2="17.534cm">
        <text:p/>
      </draw:line>
      <draw:line draw:name="Gerade Verbindung 13" draw:style-name="Mgr3" draw:text-style-name="MP5" draw:layer="backgroundobjects" svg:x1="0.987cm" svg:y1="17.533cm" svg:x2="24.385cm" svg:y2="17.534cm">
        <text:p/>
      </draw:line>
      <draw:frame draw:name="Grafik 7" draw:style-name="Mgr4" draw:text-style-name="MP5" draw:layer="backgroundobjects" svg:width="6.894cm" svg:height="2.157cm" svg:x="17.839cm" svg:y="0.585cm">
        <draw:image xlink:href="Pictures/10000000000005D4000001D37B2D3C3547CD9CDD.png" xlink:type="simple" xlink:show="embed" xlink:actuate="onLoad" draw:mime-type="image/png">
          <text:p/>
        </draw:image>
      </draw:frame>
      <draw:frame draw:name="Grafik 8" draw:style-name="Mgr5" draw:text-style-name="MP5" draw:layer="backgroundobjects" svg:width="0.201cm" svg:height="1.729cm" svg:x="0.751cm" svg:y="0.635cm">
        <draw:image xlink:href="Pictures/10000000000005B2000001A4D325055C2CC873C7.png" xlink:type="simple" xlink:show="embed" xlink:actuate="onLoad" draw:mime-type="image/png">
          <text:p/>
        </draw:image>
      </draw:frame>
      <draw:frame draw:name="Titel 1" presentation:style-name="Mpr9" draw:text-style-name="MP10" draw:layer="backgroundobjects" svg:width="23.894cm" svg:height="3.174cm" svg:x="0.75cm" svg:y="3.029cm" presentation:class="title" presentation:user-transformed="true">
        <draw:text-box>
          <text:p text:style-name="MP9"><text:span text:style-name="MT2">Titelmasterformat durch Klicken bearbeiten</text:span></text:p>
        </draw:text-box>
      </draw:frame>
      <draw:frame draw:name="Inhaltsplatzhalter 2" presentation:style-name="Mpr10" draw:text-style-name="MP21" draw:layer="backgroundobjects" svg:width="11.738cm" svg:height="10.719cm" svg:x="0.75cm" svg:y="6.204cm" presentation:class="outline" presentation:user-transformed="true">
        <draw:text-box>
          <text:p text:style-name="MP19"><text:span text:style-name="MT6">Textmasterformat </text:span><text:span text:style-name="MT6">bearbeiten</text:span></text:p>
          <text:p text:style-name="MP12"><text:span text:style-name="MT3">Zweite Ebene</text:span></text:p>
          <text:p text:style-name="MP13"><text:span text:style-name="MT4">Dritte Ebene</text:span></text:p>
          <text:p text:style-name="MP14"><text:span text:style-name="MT7">Vierte Ebene</text:span></text:p>
          <text:p text:style-name="MP20"><text:span text:style-name="MT7">Fünfte Ebene</text:span></text:p>
        </draw:text-box>
      </draw:frame>
      <draw:frame draw:name="Inhaltsplatzhalter 3" presentation:style-name="Mpr10" draw:text-style-name="MP21" draw:layer="backgroundobjects" svg:width="11.738cm" svg:height="10.719cm" svg:x="12.912cm" svg:y="6.204cm" presentation:class="outline" presentation:user-transformed="true">
        <draw:text-box>
          <text:p text:style-name="MP19"><text:span text:style-name="MT6">Textmasterformat </text:span><text:span text:style-name="MT6">bearbeiten</text:span></text:p>
          <text:p text:style-name="MP12"><text:span text:style-name="MT3">Zweite Ebene</text:span></text:p>
          <text:p text:style-name="MP13"><text:span text:style-name="MT4">Dritte Ebene</text:span></text:p>
          <text:p text:style-name="MP14"><text:span text:style-name="MT7">Vierte Ebene</text:span></text:p>
          <text:p text:style-name="MP20"><text:span text:style-name="MT7">Fünfte Ebene</text:span></text:p>
        </draw:text-box>
      </draw:frame>
      <draw:frame draw:name="Foliennummernplatzhalter 9" presentation:style-name="Mpr11" draw:text-style-name="MP18" draw:layer="backgroundobjects" svg:width="5.926cm" svg:height="1.013cm" svg:x="18.718cm" svg:y="17.657cm" presentation:class="page-number" presentation:user-transformed="true">
        <draw:text-box>
          <text:p text:style-name="MP1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4.212cm" svg:height="10.659cm" svg:x="2.753cm" svg:y="2.16cm" presentation:class="page"/>
        <draw:frame presentation:style-name="Zwei_20_Inhalte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Dobita</meta:initial-creator>
    <meta:editing-cycles>1274</meta:editing-cycles>
    <meta:print-date>2014-11-20T12:43:48</meta:print-date>
    <meta:creation-date>2006-09-28T08:59:28</meta:creation-date>
    <dc:date>2022-06-21T22:30:27.056854931</dc:date>
    <meta:editing-duration>PT4M29S</meta:editing-duration>
    <meta:generator>LibreOffice/7.3.4.2$Linux_X86_64 LibreOffice_project/30$Build-2</meta:generator>
    <meta:document-statistic meta:object-count="72"/>
    <meta:user-defined meta:name="AppVersion">16.0000</meta:user-defined>
    <meta:user-defined meta:name="Company">FH Joanneum Ges mbH</meta:user-defined>
    <meta:user-defined meta:name="Notes" meta:value-type="float">1</meta:user-defined>
    <meta:user-defined meta:name="PresentationFormat">Bildschirmpräsentation (4:3)</meta:user-defined>
    <meta:user-defined meta:name="Slides" meta:value-type="float">3</meta:user-defined>
    <meta:template xlink:type="simple" xlink:actuate="onRequest" xlink:title="Facet" xlink:href=""/>
  </office:meta>
</office:document-meta>
</file>